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123989d" officeooo:paragraph-rsid="0123989d"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paragraph-rsid="0123e1ae" style:font-size-asian="14pt" style:font-size-complex="14pt"/>
    </style:style>
    <style:style style:name="P6" style:family="paragraph" style:parent-style-name="Standard">
      <style:text-properties fo:font-size="14pt" officeooo:rsid="01268b99" officeooo:paragraph-rsid="01268b99" style:font-size-asian="14pt" style:font-size-complex="14pt"/>
    </style:style>
    <style:style style:name="P7" style:family="paragraph" style:parent-style-name="Standard">
      <style:text-properties fo:font-size="14pt" fo:font-style="italic" style:font-size-asian="14pt" style:font-style-asian="italic" style:font-size-complex="14pt" style:font-style-complex="italic"/>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bold" officeooo:paragraph-rsid="0123989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0pt" fo:font-weight="bold" officeooo:paragraph-rsid="0123e1ae" style:font-size-asian="20pt" style:font-weight-asian="bold" style:font-size-complex="20pt" style:font-weight-complex="bold"/>
    </style:style>
    <style:style style:name="P11" style:family="paragraph" style:parent-style-name="Standard">
      <style:text-properties style:text-position="0% 100%" style:font-name="Liberation Serif" fo:font-size="14pt" style:text-underline-style="none" fo:font-weight="normal" officeooo:rsid="0123989d" officeooo:paragraph-rsid="0123989d" style:font-size-asian="14pt" style:font-weight-asian="normal" style:font-size-complex="14pt" style:font-weight-complex="normal"/>
    </style:style>
    <style:style style:name="P12" style:family="paragraph" style:parent-style-name="Standard">
      <style:text-properties style:text-position="0% 100%" style:font-name="Liberation Serif" fo:font-size="14pt" style:text-underline-style="none" fo:font-weight="normal" officeooo:rsid="0123e1ae" officeooo:paragraph-rsid="0123e1ae" style:font-size-asian="14pt" style:font-weight-asian="normal" style:font-size-complex="14pt" style:font-weight-complex="normal"/>
    </style:style>
    <style:style style:name="P13" style:family="paragraph" style:parent-style-name="Standard">
      <style:text-properties style:text-position="0% 100%" style:font-name="Liberation Serif" fo:font-size="14pt" style:text-underline-style="none" fo:font-weight="normal" officeooo:rsid="0123e1ae" officeooo:paragraph-rsid="0123e1ae" style:font-size-asian="14pt" style:font-weight-asian="normal" style:font-size-complex="14pt" style:font-weight-complex="normal"/>
    </style:style>
    <style:style style:name="P14" style:family="paragraph" style:parent-style-name="Standard">
      <style:text-properties style:text-position="0% 100%" style:font-name="Liberation Serif" fo:font-size="14pt" style:text-underline-style="none" fo:font-weight="normal" officeooo:rsid="01285079" officeooo:paragraph-rsid="01285079" style:font-size-asian="14pt" style:font-weight-asian="normal" style:font-size-complex="14pt" style:font-weight-complex="normal"/>
    </style:style>
    <style:style style:name="P15" style:family="paragraph" style:parent-style-name="Standard">
      <style:text-properties style:text-position="0% 100%" style:font-name="Liberation Serif" fo:font-size="14pt" style:text-underline-style="none" fo:font-weight="normal" officeooo:rsid="0128c7c4" officeooo:paragraph-rsid="0128c7c4" style:font-size-asian="14pt" style:font-weight-asian="normal" style:font-size-complex="14pt" style:font-weight-complex="normal"/>
    </style:style>
    <style:style style:name="P16" style:family="paragraph" style:parent-style-name="Standard">
      <style:text-properties style:text-position="0% 100%" style:font-name="Liberation Serif" fo:font-size="14pt" style:text-underline-style="none" fo:font-weight="normal" officeooo:rsid="0129db8d" officeooo:paragraph-rsid="0129db8d" style:font-size-asian="14pt" style:font-weight-asian="normal" style:font-size-complex="14pt" style:font-weight-complex="normal"/>
    </style:style>
    <style:style style:name="P17" style:family="paragraph" style:parent-style-name="Standard">
      <style:text-properties style:text-position="0% 100%" style:font-name="Liberation Serif" fo:font-size="14pt" style:text-underline-style="solid" style:text-underline-width="auto" style:text-underline-color="font-color" fo:font-weight="bold" officeooo:rsid="01285079" officeooo:paragraph-rsid="01285079" style:font-size-asian="14pt" style:font-weight-asian="bold" style:font-size-complex="14pt" style:font-weight-complex="bold"/>
    </style:style>
    <style:style style:name="T1" style:family="text">
      <style:text-properties officeooo:rsid="0091e28d"/>
    </style:style>
    <style:style style:name="T2" style:family="text">
      <style:text-properties officeooo:rsid="01184c97"/>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123e1ae" style:font-weight-asian="bold" style:font-weight-complex="bold"/>
    </style:style>
    <style:style style:name="T5" style:family="text">
      <style:text-properties officeooo:rsid="0123989d"/>
    </style:style>
    <style:style style:name="T6" style:family="text">
      <style:text-properties officeooo:rsid="0123e1ae"/>
    </style:style>
    <style:style style:name="T7" style:family="text">
      <style:text-properties officeooo:rsid="0125600d"/>
    </style:style>
    <style:style style:name="T8" style:family="text">
      <style:text-properties officeooo:rsid="01268b99"/>
    </style:style>
    <style:style style:name="T9" style:family="text">
      <style:text-properties officeooo:rsid="01285079"/>
    </style:style>
    <style:style style:name="T10" style:family="text">
      <style:text-properties fo:font-weight="bold" style:font-weight-asian="bold" style:font-weight-complex="bold"/>
    </style:style>
    <style:style style:name="T11" style:family="text">
      <style:text-properties officeooo:rsid="0128c7c4"/>
    </style:style>
    <style:style style:name="T12" style:family="text">
      <style:text-properties style:text-underline-style="none" officeooo:rsid="0128c7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CPUID issues</text:p>
      <text:p text:style-name="P1">Richard Parker <text:span text:style-name="T2">14.11</text:span>.201<text:span text:style-name="T1">7</text:span></text:p>
      <text:p text:style-name="P7"/>
      <text:p text:style-name="P8">Section 1 – Introduction</text:p>
      <text:p text:style-name="P4"/>
      <text:p text:style-name="P11">This document tries to work out what the real issues are with the varying sets of instructions. <text:s/>The existence or otherwise of various instructions is signified by various bits set by the CPUID instruction, and it makes sense to work out what is really needed for the various modules.</text:p>
      <text:p text:style-name="P11"/>
      <text:p text:style-name="P10">Section <text:span text:style-name="T6">2</text:span> – In<text:span text:style-name="T6">structions needing no bit testing.</text:span></text:p>
      <text:p text:style-name="P5"/>
      <text:p text:style-name="P6">The following instructions are all available without inspecting the CPUID bits, since they are part of the 64-bit specification. <text:s/>Meataxe64 uses them mainly with 64-bit operands, so all of the pcrit stuff needs 64-bit mode.</text:p>
      <text:p text:style-name="P6"/>
      <text:p text:style-name="P12">ret<text:span text:style-name="T8"> pushq/</text:span>popq<text:span text:style-name="T8"> je/</text:span>jne<text:span text:style-name="T8"> movq/cmpq/</text:span>andq<text:span text:style-name="T7">/addq/xorq </text:span>sarq<text:span text:style-name="T7">/salq</text:span></text:p>
      <text:p text:style-name="P11"/>
      <text:p text:style-name="P11"/>
      <text:p text:style-name="P9">Section <text:span text:style-name="T6">3</text:span> – <text:span text:style-name="T5">NEH.</text:span></text:p>
      <text:p text:style-name="P11"/>
      <text:p text:style-name="P11"><text:span text:style-name="T3">HPMI in characteristic 2</text:span> <text:span text:style-name="T4">N</text:span><text:span text:style-name="T3">eeds SSE2</text:span><text:span text:style-name="T6">, first introduced with the Pentium4</text:span>.<text:span text:style-name="T6"> <text:s/>Since SSE2 is part of the specification of AMD-64, I believe that any chip capable of 64-bit mode must provide these instructions.</text:span></text:p>
      <text:p text:style-name="P12">There are only two vector instructions used, both needing SSE2.</text:p>
      <text:p text:style-name="P11">movdqa to load and store the Cfmt.</text:p>
      <text:p text:style-name="P11">pxor to add in a vector from the BWA. </text:p>
      <text:p text:style-name="P11"/>
      <text:p text:style-name="P12"><text:span text:style-name="T3">HPMI in characteristic 3.</text:span> <text:span text:style-name="T3">Needs SSE2</text:span>, like characteristic 2.</text:p>
      <text:p text:style-name="P12">movdqa, pxor already covered in characteristic 2 - needing SSE2.</text:p>
      <text:p text:style-name="P12">por is the only other instruction used. <text:s/>It also needs SSE2<text:span text:style-name="T9">.</text:span></text:p>
      <text:p text:style-name="P12"/>
      <text:p text:style-name="P14"><text:span text:style-name="T3">pcxor</text:span> <text:span text:style-name="T3">Needs SSE2.</text:span></text:p>
      <text:p text:style-name="P14">There is only one further instruction needed, namely</text:p>
      <text:p text:style-name="P14">movdqu needs SSE2.</text:p>
      <text:p text:style-name="P14"/>
      <text:p text:style-name="P15">pcbmas</text:p>
      <text:p text:style-name="P16">pmulld <text:s/>SSE4.1</text:p>
      <text:p text:style-name="P14"><text:soft-page-break/></text:p>
      <text:p text:style-name="P17">pcchain<text:span text:style-name="T12"> </text:span><text:span text:style-name="T11">Needs SSE2.</text:span></text:p>
      <text:p text:style-name="P14">paddq / psubq<text:span text:style-name="T11"> <text:s/>SSE2</text:span></text:p>
      <text:p text:style-name="P14">psrlq %xmm %xmm<text:span text:style-name="T11"> SSE2</text:span></text:p>
      <text:p text:style-name="P15">pand SSE2</text:p>
      <text:p text:style-name="P15">pinsrq $1,16(%rdx),%xmm9 for initialization SSe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1-14T17:02:26.931772242</dc:date>
    <meta:editing-duration>P4DT10H34M38S</meta:editing-duration>
    <meta:editing-cycles>443</meta:editing-cycles>
    <meta:generator>LibreOffice/5.1.6.2$Linux_X86_64 LibreOffice_project/10m0$Build-2</meta:generator>
    <meta:printed-by>User </meta:printed-by>
    <meta:print-date>2012-07-06T16:23:45</meta:print-date>
    <meta:document-statistic meta:table-count="0" meta:image-count="0" meta:object-count="0" meta:page-count="2" meta:paragraph-count="26" meta:word-count="232" meta:character-count="1443" meta:non-whitespace-character-count="1227"/>
  </office:meta>
</office:document-meta>
</file>